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5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1" style:family="table-cell" style:parent-style-name="Default" style:data-style-name="N0"/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ошки" table:style-name="ta1">
        <table:table-column table:style-name="co1" table:number-columns-repeated="4" table:default-cell-style-name="ce4"/>
        <table:table-column table:style-name="co1" table:number-columns-repeated="16380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Кличка</text:p>
          </table:table-cell>
          <table:table-cell table:style-name="ce2" office:value-type="string" calcext:value-type="string">
            <text:p>Возраст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еник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унтик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Изюмик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Лавашик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Зефир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нчоус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ексик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Беляш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Гарфилд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Тяп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Халк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Паприка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Африка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Балтика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Гаечка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Дося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Жужа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Ириск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Ивушка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Колбаска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Охр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Плюша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Чуи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Корица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Аарон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Велес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Гамле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Жак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айм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Немо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Ники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Персик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Ремб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Юпитер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Васаби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Брюс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Зохан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Индиго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Баги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Ассоль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Есения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Ежевика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Тори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Каппа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Ивета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Олси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Синди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Фиджи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Фортуна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Ямайка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Хелле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Вов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Степа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Барсик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Рыжик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Боня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Жор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Марс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Макс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Тимка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Анфис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Алиса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Ева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Жужа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Пуся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Юла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Маш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Весна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Бон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Сон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Сима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Роз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16380"/>
        </table:table-row>
        <table:table-row table:style-name="ro2" table:number-rows-repeated="1048502">
          <table:table-cell table:number-columns-repeated="4"/>
          <table:table-cell table:style-name="ce4" table:number-columns-repeated="16380"/>
        </table:table-row>
        <table:table-row table:style-name="ro2">
          <table:table-cell table:number-columns-repeated="4"/>
          <table:table-cell table:style-name="ce4" table:number-columns-repeated="16380"/>
        </table:table-row>
      </table:table>
      <table:table table:name="Результа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16379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 кошки</text:p>
          </table:table-cell>
          <table:table-cell table:style-name="ce2" office:value-type="string" calcext:value-type="string">
            <text:p>Качество шерсти</text:p>
          </table:table-cell>
          <table:table-cell table:style-name="ce2" office:value-type="string" calcext:value-type="string">
            <text:p>Показатель здоровья</text:p>
          </table:table-cell>
          <table:table-cell office:value-type="string" calcext:value-type="string">
            <text:p>Кли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2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3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4]; [$Кошки.A:.C] ; 2; 0)" office:value-type="string" office:string-value="Персик" calcext:value-type="string">
            <text:p>Пе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5]; [$Кошки.A:.C] ; 2; 0)" office:value-type="string" office:string-value="Жак" calcext:value-type="string">
            <text:p>Жак</text:p>
          </table:table-cell>
          <table:table-cell table:style-name="ce1"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6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7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8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9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10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11]; [$Кошки.A:.C] ; 2; 0)" office:value-type="string" office:string-value="Ивета" calcext:value-type="string">
            <text:p>Ивета</text:p>
          </table:table-cell>
          <table:table-cell table:style-name="ce1"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12]; [$Кошки.A:.C] ; 2; 0)" office:value-type="string" office:string-value="Изюмик" calcext:value-type="string">
            <text:p>Изюм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13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14]; [$Кошки.A:.C] ; 2; 0)" office:value-type="string" office:string-value="Хелле" calcext:value-type="string">
            <text:p>Хелле</text:p>
          </table:table-cell>
          <table:table-cell table:style-name="ce1"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15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16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17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18]; [$Кошки.A:.C] ; 2; 0)" office:value-type="string" office:string-value="Персик" calcext:value-type="string">
            <text:p>Пе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19]; [$Кошки.A:.C] ; 2; 0)" office:value-type="string" office:string-value="Фиджи" calcext:value-type="string">
            <text:p>Фиджи</text:p>
          </table:table-cell>
          <table:table-cell table:style-name="ce1"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20]; [$Кошки.A:.C] ; 2; 0)" office:value-type="string" office:string-value="Хелле" calcext:value-type="string">
            <text:p>Хелле</text:p>
          </table:table-cell>
          <table:table-cell table:style-name="ce1"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21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22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VLOOKUP([.B23]; [$Кошки.A:.C] ; 2; 0)" office:value-type="string" office:string-value="Ивушка" calcext:value-type="string">
            <text:p>Ивуш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24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25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26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27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28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29]; [$Кошки.A:.C] ; 2; 0)" office:value-type="string" office:string-value="Изюмик" calcext:value-type="string">
            <text:p>Изюм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30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31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32]; [$Кошки.A:.C] ; 2; 0)" office:value-type="string" office:string-value="Охра" calcext:value-type="string">
            <text:p>Охра</text:p>
          </table:table-cell>
          <table:table-cell table:style-name="ce1"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33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34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35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36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37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38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39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40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41]; [$Кошки.A:.C] ; 2; 0)" office:value-type="string" office:string-value="Ивета" calcext:value-type="string">
            <text:p>Ивета</text:p>
          </table:table-cell>
          <table:table-cell table:style-name="ce1"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42]; [$Кошки.A:.C] ; 2; 0)" office:value-type="string" office:string-value="Багира" calcext:value-type="string">
            <text:p>Багира</text:p>
          </table:table-cell>
          <table:table-cell table:style-name="ce1"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43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VLOOKUP([.B44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45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46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47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B48]; [$Кошки.A:.C] ; 2; 0)" office:value-type="string" office:string-value="Персик" calcext:value-type="string">
            <text:p>Пе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B49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50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51]; [$Кошки.A:.C] ; 2; 0)" office:value-type="string" office:string-value="Охра" calcext:value-type="string">
            <text:p>Охра</text:p>
          </table:table-cell>
          <table:table-cell table:style-name="ce1"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52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53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54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55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56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57]; [$Кошки.A:.C] ; 2; 0)" office:value-type="string" office:string-value="Алиса" calcext:value-type="string">
            <text:p>Ал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58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59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60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61]; [$Кошки.A:.C] ; 2; 0)" office:value-type="string" office:string-value="Багира" calcext:value-type="string">
            <text:p>Багира</text:p>
          </table:table-cell>
          <table:table-cell table:style-name="ce1"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62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63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64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65]; [$Кошки.A:.C] ; 2; 0)" office:value-type="string" office:string-value="Алиса" calcext:value-type="string">
            <text:p>Ал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66]; [$Кошки.A:.C] ; 2; 0)" office:value-type="string" office:string-value="Зохан" calcext:value-type="string">
            <text:p>Зохан</text:p>
          </table:table-cell>
          <table:table-cell table:style-name="ce1" table:number-columns-repeated="1637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[.B67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68]; [$Кошки.A:.C] ; 2; 0)" office:value-type="string" office:string-value="Зохан" calcext:value-type="string">
            <text:p>Зохан</text:p>
          </table:table-cell>
          <table:table-cell table:style-name="ce1"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69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70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71]; [$Кошки.A:.C] ; 2; 0)" office:value-type="string" office:string-value="Степа" calcext:value-type="string">
            <text:p>Степа</text:p>
          </table:table-cell>
          <table:table-cell table:style-name="ce1" table:number-columns-repeated="1637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72]; [$Кошки.A:.C] ; 2; 0)" office:value-type="string" office:string-value="Степа" calcext:value-type="string">
            <text:p>Степа</text:p>
          </table:table-cell>
          <table:table-cell table:style-name="ce1"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73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74]; [$Кошки.A:.C] ; 2; 0)" office:value-type="string" office:string-value="Барсик" calcext:value-type="string">
            <text:p>Ба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75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76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77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78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79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80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81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82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83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84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85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86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87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88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89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90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91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B92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93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94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VLOOKUP([.B95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B96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VLOOKUP([.B97]; [$Кошки.A:.C] ; 2; 0)" office:value-type="string" office:string-value="Изюмик" calcext:value-type="string">
            <text:p>Изюм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98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99]; [$Кошки.A:.C] ; 2; 0)" office:value-type="string" office:string-value="Аарон" calcext:value-type="string">
            <text:p>Аарон</text:p>
          </table:table-cell>
          <table:table-cell table:style-name="ce1" table:number-columns-repeated="1637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100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101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102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103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104]; [$Кошки.A:.C] ; 2; 0)" office:value-type="string" office:string-value="Африка" calcext:value-type="string">
            <text:p>Аф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105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106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107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108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109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110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111]; [$Кошки.A:.C] ; 2; 0)" office:value-type="string" office:string-value="Африка" calcext:value-type="string">
            <text:p>Аф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112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113]; [$Кошки.A:.C] ; 2; 0)" office:value-type="string" office:string-value="Марс" calcext:value-type="string">
            <text:p>Марс</text:p>
          </table:table-cell>
          <table:table-cell table:style-name="ce1"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114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115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116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117]; [$Кошки.A:.C] ; 2; 0)" office:value-type="string" office:string-value="Ивушка" calcext:value-type="string">
            <text:p>Ивушка</text:p>
          </table:table-cell>
          <table:table-cell table:style-name="ce1"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118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119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120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121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122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B123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124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125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126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127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128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129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130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131]; [$Кошки.A:.C] ; 2; 0)" office:value-type="string" office:string-value="Лайм" calcext:value-type="string">
            <text:p>Лайм</text:p>
          </table:table-cell>
          <table:table-cell table:style-name="ce1" table:number-columns-repeated="1637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132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133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134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135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B136]; [$Кошки.A:.C] ; 2; 0)" office:value-type="string" office:string-value="Зохан" calcext:value-type="string">
            <text:p>Зохан</text:p>
          </table:table-cell>
          <table:table-cell table:style-name="ce1" table:number-columns-repeated="1637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VLOOKUP([.B137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138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139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140]; [$Кошки.A:.C] ; 2; 0)" office:value-type="string" office:string-value="Лайм" calcext:value-type="string">
            <text:p>Лайм</text:p>
          </table:table-cell>
          <table:table-cell table:style-name="ce1" table:number-columns-repeated="1637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141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142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143]; [$Кошки.A:.C] ; 2; 0)" office:value-type="string" office:string-value="Персик" calcext:value-type="string">
            <text:p>Пе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VLOOKUP([.B144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145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146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147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148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149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150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151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152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153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154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155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156]; [$Кошки.A:.C] ; 2; 0)" office:value-type="string" office:string-value="Алиса" calcext:value-type="string">
            <text:p>Ал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157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158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159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160]; [$Кошки.A:.C] ; 2; 0)" office:value-type="string" office:string-value="Ивушка" calcext:value-type="string">
            <text:p>Ивушка</text:p>
          </table:table-cell>
          <table:table-cell table:style-name="ce1" table:number-columns-repeated="1637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161]; [$Кошки.A:.C] ; 2; 0)" office:value-type="string" office:string-value="Персик" calcext:value-type="string">
            <text:p>Пе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162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163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164]; [$Кошки.A:.C] ; 2; 0)" office:value-type="string" office:string-value="Хелле" calcext:value-type="string">
            <text:p>Хелле</text:p>
          </table:table-cell>
          <table:table-cell table:style-name="ce1" table:number-columns-repeated="1637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165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166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167]; [$Кошки.A:.C] ; 2; 0)" office:value-type="string" office:string-value="Фиджи" calcext:value-type="string">
            <text:p>Фиджи</text:p>
          </table:table-cell>
          <table:table-cell table:style-name="ce1" table:number-columns-repeated="1637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168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169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170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171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172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173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174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175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176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177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178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179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180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181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182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183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184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185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186]; [$Кошки.A:.C] ; 2; 0)" office:value-type="string" office:string-value="Марс" calcext:value-type="string">
            <text:p>Марс</text:p>
          </table:table-cell>
          <table:table-cell table:style-name="ce1" table:number-columns-repeated="1637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187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188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189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190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[.B191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192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193]; [$Кошки.A:.C] ; 2; 0)" office:value-type="string" office:string-value="Фиджи" calcext:value-type="string">
            <text:p>Фиджи</text:p>
          </table:table-cell>
          <table:table-cell table:style-name="ce1"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194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195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196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197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198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199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200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201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[.B202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203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VLOOKUP([.B204]; [$Кошки.A:.C] ; 2; 0)" office:value-type="string" office:string-value="Жак" calcext:value-type="string">
            <text:p>Жак</text:p>
          </table:table-cell>
          <table:table-cell table:style-name="ce1" table:number-columns-repeated="1637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205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206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207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208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209]; [$Кошки.A:.C] ; 2; 0)" office:value-type="string" office:string-value="Вова" calcext:value-type="string">
            <text:p>Вова</text:p>
          </table:table-cell>
          <table:table-cell table:style-name="ce1" table:number-columns-repeated="1637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210]; [$Кошки.A:.C] ; 2; 0)" office:value-type="string" office:string-value="Африка" calcext:value-type="string">
            <text:p>Аф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211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212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213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214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215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216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217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218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219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220]; [$Кошки.A:.C] ; 2; 0)" office:value-type="string" office:string-value="Марс" calcext:value-type="string">
            <text:p>Марс</text:p>
          </table:table-cell>
          <table:table-cell table:style-name="ce1" table:number-columns-repeated="1637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221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222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223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224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225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226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227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228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229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230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231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232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233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234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235]; [$Кошки.A:.C] ; 2; 0)" office:value-type="string" office:string-value="Африка" calcext:value-type="string">
            <text:p>Аф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236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237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238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239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240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241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242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243]; [$Кошки.A:.C] ; 2; 0)" office:value-type="string" office:string-value="Аарон" calcext:value-type="string">
            <text:p>Аарон</text:p>
          </table:table-cell>
          <table:table-cell table:style-name="ce1" table:number-columns-repeated="1637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244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245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246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247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248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249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250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251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252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253]; [$Кошки.A:.C] ; 2; 0)" office:value-type="string" office:string-value="Багира" calcext:value-type="string">
            <text:p>Багира</text:p>
          </table:table-cell>
          <table:table-cell table:style-name="ce1" table:number-columns-repeated="1637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254]; [$Кошки.A:.C] ; 2; 0)" office:value-type="string" office:string-value="Барсик" calcext:value-type="string">
            <text:p>Ба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255]; [$Кошки.A:.C] ; 2; 0)" office:value-type="string" office:string-value="Хелле" calcext:value-type="string">
            <text:p>Хелле</text:p>
          </table:table-cell>
          <table:table-cell table:style-name="ce1" table:number-columns-repeated="1637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256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257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258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259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260]; [$Кошки.A:.C] ; 2; 0)" office:value-type="string" office:string-value="Барсик" calcext:value-type="string">
            <text:p>Ба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261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262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263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264]; [$Кошки.A:.C] ; 2; 0)" office:value-type="string" office:string-value="Охра" calcext:value-type="string">
            <text:p>Охра</text:p>
          </table:table-cell>
          <table:table-cell table:style-name="ce1" table:number-columns-repeated="1637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265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266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267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268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269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270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271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272]; [$Кошки.A:.C] ; 2; 0)" office:value-type="string" office:string-value="Алиса" calcext:value-type="string">
            <text:p>Ал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273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274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275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276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277]; [$Кошки.A:.C] ; 2; 0)" office:value-type="string" office:string-value="Алиса" calcext:value-type="string">
            <text:p>Ал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278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279]; [$Кошки.A:.C] ; 2; 0)" office:value-type="string" office:string-value="Алиса" calcext:value-type="string">
            <text:p>Ал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280]; [$Кошки.A:.C] ; 2; 0)" office:value-type="string" office:string-value="Багира" calcext:value-type="string">
            <text:p>Багира</text:p>
          </table:table-cell>
          <table:table-cell table:style-name="ce1" table:number-columns-repeated="1637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281]; [$Кошки.A:.C] ; 2; 0)" office:value-type="string" office:string-value="Жак" calcext:value-type="string">
            <text:p>Жак</text:p>
          </table:table-cell>
          <table:table-cell table:style-name="ce1" table:number-columns-repeated="1637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282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283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284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285]; [$Кошки.A:.C] ; 2; 0)" office:value-type="string" office:string-value="Африка" calcext:value-type="string">
            <text:p>Аф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286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B287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288]; [$Кошки.A:.C] ; 2; 0)" office:value-type="string" office:string-value="Зохан" calcext:value-type="string">
            <text:p>Зохан</text:p>
          </table:table-cell>
          <table:table-cell table:style-name="ce1" table:number-columns-repeated="1637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289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290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291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292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293]; [$Кошки.A:.C] ; 2; 0)" office:value-type="string" office:string-value="Марс" calcext:value-type="string">
            <text:p>Марс</text:p>
          </table:table-cell>
          <table:table-cell table:style-name="ce1" table:number-columns-repeated="1637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294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295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296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297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298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299]; [$Кошки.A:.C] ; 2; 0)" office:value-type="string" office:string-value="Вова" calcext:value-type="string">
            <text:p>Вова</text:p>
          </table:table-cell>
          <table:table-cell table:style-name="ce1" table:number-columns-repeated="1637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300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301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302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303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304]; [$Кошки.A:.C] ; 2; 0)" office:value-type="string" office:string-value="Хелле" calcext:value-type="string">
            <text:p>Хелле</text:p>
          </table:table-cell>
          <table:table-cell table:style-name="ce1" table:number-columns-repeated="1637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305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306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307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VLOOKUP([.B308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309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310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311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312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313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314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315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316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317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318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319]; [$Кошки.A:.C] ; 2; 0)" office:value-type="string" office:string-value="Лайм" calcext:value-type="string">
            <text:p>Лайм</text:p>
          </table:table-cell>
          <table:table-cell table:style-name="ce1" table:number-columns-repeated="1637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320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B321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322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323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324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325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326]; [$Кошки.A:.C] ; 2; 0)" office:value-type="string" office:string-value="Багира" calcext:value-type="string">
            <text:p>Багира</text:p>
          </table:table-cell>
          <table:table-cell table:style-name="ce1" table:number-columns-repeated="1637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327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328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329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330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331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332]; [$Кошки.A:.C] ; 2; 0)" office:value-type="string" office:string-value="Изюмик" calcext:value-type="string">
            <text:p>Изюмик</text:p>
          </table:table-cell>
          <table:table-cell table:style-name="ce1" table:number-columns-repeated="1637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333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334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335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B336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337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338]; [$Кошки.A:.C] ; 2; 0)" office:value-type="string" office:string-value="Африка" calcext:value-type="string">
            <text:p>Аф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339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340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341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342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343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344]; [$Кошки.A:.C] ; 2; 0)" office:value-type="string" office:string-value="Марс" calcext:value-type="string">
            <text:p>Марс</text:p>
          </table:table-cell>
          <table:table-cell table:style-name="ce1" table:number-columns-repeated="1637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345]; [$Кошки.A:.C] ; 2; 0)" office:value-type="string" office:string-value="Охра" calcext:value-type="string">
            <text:p>Охра</text:p>
          </table:table-cell>
          <table:table-cell table:style-name="ce1" table:number-columns-repeated="1637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346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347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348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349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350]; [$Кошки.A:.C] ; 2; 0)" office:value-type="string" office:string-value="Ивета" calcext:value-type="string">
            <text:p>Ивета</text:p>
          </table:table-cell>
          <table:table-cell table:style-name="ce1" table:number-columns-repeated="1637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351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352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353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354]; [$Кошки.A:.C] ; 2; 0)" office:value-type="string" office:string-value="Изюмик" calcext:value-type="string">
            <text:p>Изюмик</text:p>
          </table:table-cell>
          <table:table-cell table:style-name="ce1" table:number-columns-repeated="1637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355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356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VLOOKUP([.B357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358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359]; [$Кошки.A:.C] ; 2; 0)" office:value-type="string" office:string-value="Жак" calcext:value-type="string">
            <text:p>Жак</text:p>
          </table:table-cell>
          <table:table-cell table:style-name="ce1" table:number-columns-repeated="1637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360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361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362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363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364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365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366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367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368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369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370]; [$Кошки.A:.C] ; 2; 0)" office:value-type="string" office:string-value="Марс" calcext:value-type="string">
            <text:p>Марс</text:p>
          </table:table-cell>
          <table:table-cell table:style-name="ce1" table:number-columns-repeated="1637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371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372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373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374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375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376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377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378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379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B380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381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382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383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384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385]; [$Кошки.A:.C] ; 2; 0)" office:value-type="string" office:string-value="Аарон" calcext:value-type="string">
            <text:p>Аарон</text:p>
          </table:table-cell>
          <table:table-cell table:style-name="ce1" table:number-columns-repeated="1637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B386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387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388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389]; [$Кошки.A:.C] ; 2; 0)" office:value-type="string" office:string-value="Зохан" calcext:value-type="string">
            <text:p>Зохан</text:p>
          </table:table-cell>
          <table:table-cell table:style-name="ce1" table:number-columns-repeated="1637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390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391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392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393]; [$Кошки.A:.C] ; 2; 0)" office:value-type="string" office:string-value="Жак" calcext:value-type="string">
            <text:p>Жак</text:p>
          </table:table-cell>
          <table:table-cell table:style-name="ce1" table:number-columns-repeated="1637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394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395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396]; [$Кошки.A:.C] ; 2; 0)" office:value-type="string" office:string-value="Охра" calcext:value-type="string">
            <text:p>Охра</text:p>
          </table:table-cell>
          <table:table-cell table:style-name="ce1" table:number-columns-repeated="1637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397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398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399]; [$Кошки.A:.C] ; 2; 0)" office:value-type="string" office:string-value="Аарон" calcext:value-type="string">
            <text:p>Аарон</text:p>
          </table:table-cell>
          <table:table-cell table:style-name="ce1" table:number-columns-repeated="1637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400]; [$Кошки.A:.C] ; 2; 0)" office:value-type="string" office:string-value="Ивушка" calcext:value-type="string">
            <text:p>Ивуш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401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402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403]; [$Кошки.A:.C] ; 2; 0)" office:value-type="string" office:string-value="Марс" calcext:value-type="string">
            <text:p>Марс</text:p>
          </table:table-cell>
          <table:table-cell table:style-name="ce1" table:number-columns-repeated="1637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404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405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406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407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408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409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410]; [$Кошки.A:.C] ; 2; 0)" office:value-type="string" office:string-value="Ивушка" calcext:value-type="string">
            <text:p>Ивуш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411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412]; [$Кошки.A:.C] ; 2; 0)" office:value-type="string" office:string-value="Марс" calcext:value-type="string">
            <text:p>Марс</text:p>
          </table:table-cell>
          <table:table-cell table:style-name="ce1" table:number-columns-repeated="1637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413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414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415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416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417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418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419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420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421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422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423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424]; [$Кошки.A:.C] ; 2; 0)" office:value-type="string" office:string-value="Анчоус" calcext:value-type="string">
            <text:p>Анчоус</text:p>
          </table:table-cell>
          <table:table-cell table:style-name="ce1" table:number-columns-repeated="1637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425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426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427]; [$Кошки.A:.C] ; 2; 0)" office:value-type="string" office:string-value="Жак" calcext:value-type="string">
            <text:p>Жак</text:p>
          </table:table-cell>
          <table:table-cell table:style-name="ce1" table:number-columns-repeated="1637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428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429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430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431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432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433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434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435]; [$Кошки.A:.C] ; 2; 0)" office:value-type="string" office:string-value="Аарон" calcext:value-type="string">
            <text:p>Аарон</text:p>
          </table:table-cell>
          <table:table-cell table:style-name="ce1" table:number-columns-repeated="1637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436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437]; [$Кошки.A:.C] ; 2; 0)" office:value-type="string" office:string-value="Аарон" calcext:value-type="string">
            <text:p>Аарон</text:p>
          </table:table-cell>
          <table:table-cell table:style-name="ce1" table:number-columns-repeated="1637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438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439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440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441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442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443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444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445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B446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447]; [$Кошки.A:.C] ; 2; 0)" office:value-type="string" office:string-value="Африка" calcext:value-type="string">
            <text:p>Аф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448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449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450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B451]; [$Кошки.A:.C] ; 2; 0)" office:value-type="string" office:string-value="Ивета" calcext:value-type="string">
            <text:p>Ивета</text:p>
          </table:table-cell>
          <table:table-cell table:style-name="ce1" table:number-columns-repeated="1637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452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453]; [$Кошки.A:.C] ; 2; 0)" office:value-type="string" office:string-value="Африка" calcext:value-type="string">
            <text:p>Аф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454]; [$Кошки.A:.C] ; 2; 0)" office:value-type="string" office:string-value="Жак" calcext:value-type="string">
            <text:p>Жак</text:p>
          </table:table-cell>
          <table:table-cell table:style-name="ce1" table:number-columns-repeated="1637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455]; [$Кошки.A:.C] ; 2; 0)" office:value-type="string" office:string-value="Персик" calcext:value-type="string">
            <text:p>Пе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456]; [$Кошки.A:.C] ; 2; 0)" office:value-type="string" office:string-value="Анчоус" calcext:value-type="string">
            <text:p>Анчоус</text:p>
          </table:table-cell>
          <table:table-cell table:style-name="ce1" table:number-columns-repeated="1637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VLOOKUP([.B457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458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459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460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461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462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463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464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465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466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467]; [$Кошки.A:.C] ; 2; 0)" office:value-type="string" office:string-value="Степа" calcext:value-type="string">
            <text:p>Степа</text:p>
          </table:table-cell>
          <table:table-cell table:style-name="ce1" table:number-columns-repeated="1637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468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469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470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471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472]; [$Кошки.A:.C] ; 2; 0)" office:value-type="string" office:string-value="Багира" calcext:value-type="string">
            <text:p>Багира</text:p>
          </table:table-cell>
          <table:table-cell table:style-name="ce1" table:number-columns-repeated="1637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473]; [$Кошки.A:.C] ; 2; 0)" office:value-type="string" office:string-value="Степа" calcext:value-type="string">
            <text:p>Степа</text:p>
          </table:table-cell>
          <table:table-cell table:style-name="ce1" table:number-columns-repeated="1637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474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475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476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477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478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479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480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481]; [$Кошки.A:.C] ; 2; 0)" office:value-type="string" office:string-value="Фиджи" calcext:value-type="string">
            <text:p>Фиджи</text:p>
          </table:table-cell>
          <table:table-cell table:style-name="ce1" table:number-columns-repeated="1637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482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483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484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485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486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487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B488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489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490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491]; [$Кошки.A:.C] ; 2; 0)" office:value-type="string" office:string-value="Степа" calcext:value-type="string">
            <text:p>Степа</text:p>
          </table:table-cell>
          <table:table-cell table:style-name="ce1" table:number-columns-repeated="1637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492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493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494]; [$Кошки.A:.C] ; 2; 0)" office:value-type="string" office:string-value="Степа" calcext:value-type="string">
            <text:p>Степа</text:p>
          </table:table-cell>
          <table:table-cell table:style-name="ce1" table:number-columns-repeated="1637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495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VLOOKUP([.B496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497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498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499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500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501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502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503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504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505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506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507]; [$Кошки.A:.C] ; 2; 0)" office:value-type="string" office:string-value="Степа" calcext:value-type="string">
            <text:p>Степа</text:p>
          </table:table-cell>
          <table:table-cell table:style-name="ce1" table:number-columns-repeated="1637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508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509]; [$Кошки.A:.C] ; 2; 0)" office:value-type="string" office:string-value="Фиджи" calcext:value-type="string">
            <text:p>Фиджи</text:p>
          </table:table-cell>
          <table:table-cell table:style-name="ce1" table:number-columns-repeated="1637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510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511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512]; [$Кошки.A:.C] ; 2; 0)" office:value-type="string" office:string-value="Ивушка" calcext:value-type="string">
            <text:p>Ивуш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513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514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515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516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517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518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519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520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521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522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B523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524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525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526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527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528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529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530]; [$Кошки.A:.C] ; 2; 0)" office:value-type="string" office:string-value="Вова" calcext:value-type="string">
            <text:p>Вова</text:p>
          </table:table-cell>
          <table:table-cell table:style-name="ce1" table:number-columns-repeated="1637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531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532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533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534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535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536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537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538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539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540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541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B542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543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544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545]; [$Кошки.A:.C] ; 2; 0)" office:value-type="string" office:string-value="Багира" calcext:value-type="string">
            <text:p>Багира</text:p>
          </table:table-cell>
          <table:table-cell table:style-name="ce1" table:number-columns-repeated="1637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546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547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548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549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550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551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552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553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554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VLOOKUP([.B555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556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557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558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559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560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561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562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563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564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565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566]; [$Кошки.A:.C] ; 2; 0)" office:value-type="string" office:string-value="Фиджи" calcext:value-type="string">
            <text:p>Фиджи</text:p>
          </table:table-cell>
          <table:table-cell table:style-name="ce1" table:number-columns-repeated="1637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567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568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569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570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571]; [$Кошки.A:.C] ; 2; 0)" office:value-type="string" office:string-value="Барсик" calcext:value-type="string">
            <text:p>Ба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572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573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574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575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576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577]; [$Кошки.A:.C] ; 2; 0)" office:value-type="string" office:string-value="Охра" calcext:value-type="string">
            <text:p>Охра</text:p>
          </table:table-cell>
          <table:table-cell table:style-name="ce1" table:number-columns-repeated="1637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578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579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580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581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582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583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584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585]; [$Кошки.A:.C] ; 2; 0)" office:value-type="string" office:string-value="Изюмик" calcext:value-type="string">
            <text:p>Изюмик</text:p>
          </table:table-cell>
          <table:table-cell table:style-name="ce1" table:number-columns-repeated="1637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586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587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588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589]; [$Кошки.A:.C] ; 2; 0)" office:value-type="string" office:string-value="Хелле" calcext:value-type="string">
            <text:p>Хелле</text:p>
          </table:table-cell>
          <table:table-cell table:style-name="ce1" table:number-columns-repeated="1637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590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591]; [$Кошки.A:.C] ; 2; 0)" office:value-type="string" office:string-value="Барсик" calcext:value-type="string">
            <text:p>Ба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592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593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594]; [$Кошки.A:.C] ; 2; 0)" office:value-type="string" office:string-value="Барсик" calcext:value-type="string">
            <text:p>Ба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595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596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597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598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599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600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601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602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603]; [$Кошки.A:.C] ; 2; 0)" office:value-type="string" office:string-value="Багира" calcext:value-type="string">
            <text:p>Багира</text:p>
          </table:table-cell>
          <table:table-cell table:style-name="ce1" table:number-columns-repeated="1637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604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[.B605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606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607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608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609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610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611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VLOOKUP([.B612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613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614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615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616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617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618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619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620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621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622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623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624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625]; [$Кошки.A:.C] ; 2; 0)" office:value-type="string" office:string-value="Вова" calcext:value-type="string">
            <text:p>Вова</text:p>
          </table:table-cell>
          <table:table-cell table:style-name="ce1" table:number-columns-repeated="1637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626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627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628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629]; [$Кошки.A:.C] ; 2; 0)" office:value-type="string" office:string-value="Алиса" calcext:value-type="string">
            <text:p>Ал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630]; [$Кошки.A:.C] ; 2; 0)" office:value-type="string" office:string-value="Фиджи" calcext:value-type="string">
            <text:p>Фиджи</text:p>
          </table:table-cell>
          <table:table-cell table:style-name="ce1" table:number-columns-repeated="1637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631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632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633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634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635]; [$Кошки.A:.C] ; 2; 0)" office:value-type="string" office:string-value="Барсик" calcext:value-type="string">
            <text:p>Ба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636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637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638]; [$Кошки.A:.C] ; 2; 0)" office:value-type="string" office:string-value="Лайм" calcext:value-type="string">
            <text:p>Лайм</text:p>
          </table:table-cell>
          <table:table-cell table:style-name="ce1" table:number-columns-repeated="1637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639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640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641]; [$Кошки.A:.C] ; 2; 0)" office:value-type="string" office:string-value="Ивета" calcext:value-type="string">
            <text:p>Ивета</text:p>
          </table:table-cell>
          <table:table-cell table:style-name="ce1" table:number-columns-repeated="1637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642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643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644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645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646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647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B648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649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650]; [$Кошки.A:.C] ; 2; 0)" office:value-type="string" office:string-value="Аарон" calcext:value-type="string">
            <text:p>Аарон</text:p>
          </table:table-cell>
          <table:table-cell table:style-name="ce1" table:number-columns-repeated="1637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651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652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653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654]; [$Кошки.A:.C] ; 2; 0)" office:value-type="string" office:string-value="Аарон" calcext:value-type="string">
            <text:p>Аарон</text:p>
          </table:table-cell>
          <table:table-cell table:style-name="ce1" table:number-columns-repeated="1637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655]; [$Кошки.A:.C] ; 2; 0)" office:value-type="string" office:string-value="Ивушка" calcext:value-type="string">
            <text:p>Ивуш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656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657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658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659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660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661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662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663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664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665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666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B667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668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669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670]; [$Кошки.A:.C] ; 2; 0)" office:value-type="string" office:string-value="Ивушка" calcext:value-type="string">
            <text:p>Ивуш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[.B671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672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673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674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675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676]; [$Кошки.A:.C] ; 2; 0)" office:value-type="string" office:string-value="Персик" calcext:value-type="string">
            <text:p>Пе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677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678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679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680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681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682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VLOOKUP([.B683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684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685]; [$Кошки.A:.C] ; 2; 0)" office:value-type="string" office:string-value="Ивушка" calcext:value-type="string">
            <text:p>Ивуш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686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687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688]; [$Кошки.A:.C] ; 2; 0)" office:value-type="string" office:string-value="Африка" calcext:value-type="string">
            <text:p>Аф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689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690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691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692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693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694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695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696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697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698]; [$Кошки.A:.C] ; 2; 0)" office:value-type="string" office:string-value="Африка" calcext:value-type="string">
            <text:p>Аф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699]; [$Кошки.A:.C] ; 2; 0)" office:value-type="string" office:string-value="Вова" calcext:value-type="string">
            <text:p>Вова</text:p>
          </table:table-cell>
          <table:table-cell table:style-name="ce1" table:number-columns-repeated="1637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700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701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702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703]; [$Кошки.A:.C] ; 2; 0)" office:value-type="string" office:string-value="Охра" calcext:value-type="string">
            <text:p>Охра</text:p>
          </table:table-cell>
          <table:table-cell table:style-name="ce1" table:number-columns-repeated="1637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704]; [$Кошки.A:.C] ; 2; 0)" office:value-type="string" office:string-value="Персик" calcext:value-type="string">
            <text:p>Пе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705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706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707]; [$Кошки.A:.C] ; 2; 0)" office:value-type="string" office:string-value="Лайм" calcext:value-type="string">
            <text:p>Лайм</text:p>
          </table:table-cell>
          <table:table-cell table:style-name="ce1" table:number-columns-repeated="1637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708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709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710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711]; [$Кошки.A:.C] ; 2; 0)" office:value-type="string" office:string-value="Изюмик" calcext:value-type="string">
            <text:p>Изюмик</text:p>
          </table:table-cell>
          <table:table-cell table:style-name="ce1" table:number-columns-repeated="1637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712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VLOOKUP([.B713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714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715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716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717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718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719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720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721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722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723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724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725]; [$Кошки.A:.C] ; 2; 0)" office:value-type="string" office:string-value="Алиса" calcext:value-type="string">
            <text:p>Ал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726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727]; [$Кошки.A:.C] ; 2; 0)" office:value-type="string" office:string-value="Ириска" calcext:value-type="string">
            <text:p>Ири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728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729]; [$Кошки.A:.C] ; 2; 0)" office:value-type="string" office:string-value="Фиджи" calcext:value-type="string">
            <text:p>Фиджи</text:p>
          </table:table-cell>
          <table:table-cell table:style-name="ce1" table:number-columns-repeated="1637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730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731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732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VLOOKUP([.B733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734]; [$Кошки.A:.C] ; 2; 0)" office:value-type="string" office:string-value="Степа" calcext:value-type="string">
            <text:p>Степа</text:p>
          </table:table-cell>
          <table:table-cell table:style-name="ce1" table:number-columns-repeated="1637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735]; [$Кошки.A:.C] ; 2; 0)" office:value-type="string" office:string-value="Зохан" calcext:value-type="string">
            <text:p>Зохан</text:p>
          </table:table-cell>
          <table:table-cell table:style-name="ce1" table:number-columns-repeated="1637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736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737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738]; [$Кошки.A:.C] ; 2; 0)" office:value-type="string" office:string-value="Анчоус" calcext:value-type="string">
            <text:p>Анчоус</text:p>
          </table:table-cell>
          <table:table-cell table:style-name="ce1" table:number-columns-repeated="1637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739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740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741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742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743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744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745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746]; [$Кошки.A:.C] ; 2; 0)" office:value-type="string" office:string-value="Алиса" calcext:value-type="string">
            <text:p>Ал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747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748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749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750]; [$Кошки.A:.C] ; 2; 0)" office:value-type="string" office:string-value="Вова" calcext:value-type="string">
            <text:p>Вова</text:p>
          </table:table-cell>
          <table:table-cell table:style-name="ce1" table:number-columns-repeated="1637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751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752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753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754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755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756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757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B758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759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760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761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762]; [$Кошки.A:.C] ; 2; 0)" office:value-type="string" office:string-value="Багира" calcext:value-type="string">
            <text:p>Багира</text:p>
          </table:table-cell>
          <table:table-cell table:style-name="ce1" table:number-columns-repeated="1637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763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B764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765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766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767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768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B769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770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771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B772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773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774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775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776]; [$Кошки.A:.C] ; 2; 0)" office:value-type="string" office:string-value="Зохан" calcext:value-type="string">
            <text:p>Зохан</text:p>
          </table:table-cell>
          <table:table-cell table:style-name="ce1" table:number-columns-repeated="1637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777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778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B779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780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781]; [$Кошки.A:.C] ; 2; 0)" office:value-type="string" office:string-value="Фиджи" calcext:value-type="string">
            <text:p>Фиджи</text:p>
          </table:table-cell>
          <table:table-cell table:style-name="ce1" table:number-columns-repeated="1637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782]; [$Кошки.A:.C] ; 2; 0)" office:value-type="string" office:string-value="Охра" calcext:value-type="string">
            <text:p>Охра</text:p>
          </table:table-cell>
          <table:table-cell table:style-name="ce1" table:number-columns-repeated="1637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[.B783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784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785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786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787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788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789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790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791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792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793]; [$Кошки.A:.C] ; 2; 0)" office:value-type="string" office:string-value="Анчоус" calcext:value-type="string">
            <text:p>Анчоус</text:p>
          </table:table-cell>
          <table:table-cell table:style-name="ce1" table:number-columns-repeated="1637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794]; [$Кошки.A:.C] ; 2; 0)" office:value-type="string" office:string-value="Охра" calcext:value-type="string">
            <text:p>Охра</text:p>
          </table:table-cell>
          <table:table-cell table:style-name="ce1" table:number-columns-repeated="1637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795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796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797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798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799]; [$Кошки.A:.C] ; 2; 0)" office:value-type="string" office:string-value="Вова" calcext:value-type="string">
            <text:p>Вова</text:p>
          </table:table-cell>
          <table:table-cell table:style-name="ce1" table:number-columns-repeated="1637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800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801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802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803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804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805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806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807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B808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809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810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811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812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813]; [$Кошки.A:.C] ; 2; 0)" office:value-type="string" office:string-value="Тимка" calcext:value-type="string">
            <text:p>Тим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814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815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816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817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818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819]; [$Кошки.A:.C] ; 2; 0)" office:value-type="string" office:string-value="Алиса" calcext:value-type="string">
            <text:p>Ал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820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821]; [$Кошки.A:.C] ; 2; 0)" office:value-type="string" office:string-value="Анчоус" calcext:value-type="string">
            <text:p>Анчоус</text:p>
          </table:table-cell>
          <table:table-cell table:style-name="ce1" table:number-columns-repeated="1637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B822]; [$Кошки.A:.C] ; 2; 0)" office:value-type="string" office:string-value="Фиджи" calcext:value-type="string">
            <text:p>Фиджи</text:p>
          </table:table-cell>
          <table:table-cell table:style-name="ce1" table:number-columns-repeated="1637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823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824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825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826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827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828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VLOOKUP([.B829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830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831]; [$Кошки.A:.C] ; 2; 0)" office:value-type="string" office:string-value="Аарон" calcext:value-type="string">
            <text:p>Аарон</text:p>
          </table:table-cell>
          <table:table-cell table:style-name="ce1" table:number-columns-repeated="1637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832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833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834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835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836]; [$Кошки.A:.C] ; 2; 0)" office:value-type="string" office:string-value="Зохан" calcext:value-type="string">
            <text:p>Зохан</text:p>
          </table:table-cell>
          <table:table-cell table:style-name="ce1" table:number-columns-repeated="1637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837]; [$Кошки.A:.C] ; 2; 0)" office:value-type="string" office:string-value="Лайм" calcext:value-type="string">
            <text:p>Лайм</text:p>
          </table:table-cell>
          <table:table-cell table:style-name="ce1" table:number-columns-repeated="1637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838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839]; [$Кошки.A:.C] ; 2; 0)" office:value-type="string" office:string-value="Анчоус" calcext:value-type="string">
            <text:p>Анчоус</text:p>
          </table:table-cell>
          <table:table-cell table:style-name="ce1" table:number-columns-repeated="1637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840]; [$Кошки.A:.C] ; 2; 0)" office:value-type="string" office:string-value="Анчоус" calcext:value-type="string">
            <text:p>Анчоус</text:p>
          </table:table-cell>
          <table:table-cell table:style-name="ce1" table:number-columns-repeated="1637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841]; [$Кошки.A:.C] ; 2; 0)" office:value-type="string" office:string-value="Весна" calcext:value-type="string">
            <text:p>Весна</text:p>
          </table:table-cell>
          <table:table-cell table:style-name="ce1" table:number-columns-repeated="1637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842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843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844]; [$Кошки.A:.C] ; 2; 0)" office:value-type="string" office:string-value="Персик" calcext:value-type="string">
            <text:p>Пе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845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846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847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848]; [$Кошки.A:.C] ; 2; 0)" office:value-type="string" office:string-value="Марс" calcext:value-type="string">
            <text:p>Марс</text:p>
          </table:table-cell>
          <table:table-cell table:style-name="ce1" table:number-columns-repeated="1637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849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850]; [$Кошки.A:.C] ; 2; 0)" office:value-type="string" office:string-value="Хелле" calcext:value-type="string">
            <text:p>Хелле</text:p>
          </table:table-cell>
          <table:table-cell table:style-name="ce1" table:number-columns-repeated="1637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851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852]; [$Кошки.A:.C] ; 2; 0)" office:value-type="string" office:string-value="Изюмик" calcext:value-type="string">
            <text:p>Изюмик</text:p>
          </table:table-cell>
          <table:table-cell table:style-name="ce1" table:number-columns-repeated="1637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853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854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855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856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B857]; [$Кошки.A:.C] ; 2; 0)" office:value-type="string" office:string-value="Лайм" calcext:value-type="string">
            <text:p>Лайм</text:p>
          </table:table-cell>
          <table:table-cell table:style-name="ce1" table:number-columns-repeated="1637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858]; [$Кошки.A:.C] ; 2; 0)" office:value-type="string" office:string-value="Колбаска" calcext:value-type="string">
            <text:p>Колбас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859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860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861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862]; [$Кошки.A:.C] ; 2; 0)" office:value-type="string" office:string-value="Фиджи" calcext:value-type="string">
            <text:p>Фиджи</text:p>
          </table:table-cell>
          <table:table-cell table:style-name="ce1" table:number-columns-repeated="1637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863]; [$Кошки.A:.C] ; 2; 0)" office:value-type="string" office:string-value="Зохан" calcext:value-type="string">
            <text:p>Зохан</text:p>
          </table:table-cell>
          <table:table-cell table:style-name="ce1" table:number-columns-repeated="1637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864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VLOOKUP([.B865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866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867]; [$Кошки.A:.C] ; 2; 0)" office:value-type="string" office:string-value="Беляш" calcext:value-type="string">
            <text:p>Беляш</text:p>
          </table:table-cell>
          <table:table-cell table:style-name="ce1" table:number-columns-repeated="1637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868]; [$Кошки.A:.C] ; 2; 0)" office:value-type="string" office:string-value="Алиса" calcext:value-type="string">
            <text:p>Ал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869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870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871]; [$Кошки.A:.C] ; 2; 0)" office:value-type="string" office:string-value="Барсик" calcext:value-type="string">
            <text:p>Ба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872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873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874]; [$Кошки.A:.C] ; 2; 0)" office:value-type="string" office:string-value="Макс" calcext:value-type="string">
            <text:p>Макс</text:p>
          </table:table-cell>
          <table:table-cell table:style-name="ce1" table:number-columns-repeated="1637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875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876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877]; [$Кошки.A:.C] ; 2; 0)" office:value-type="string" office:string-value="Роза" calcext:value-type="string">
            <text:p>Роза</text:p>
          </table:table-cell>
          <table:table-cell table:style-name="ce1" table:number-columns-repeated="1637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878]; [$Кошки.A:.C] ; 2; 0)" office:value-type="string" office:string-value="Охра" calcext:value-type="string">
            <text:p>Охра</text:p>
          </table:table-cell>
          <table:table-cell table:style-name="ce1" table:number-columns-repeated="1637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879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880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881]; [$Кошки.A:.C] ; 2; 0)" office:value-type="string" office:string-value="Немо" calcext:value-type="string">
            <text:p>Немо</text:p>
          </table:table-cell>
          <table:table-cell table:style-name="ce1" table:number-columns-repeated="1637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882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883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884]; [$Кошки.A:.C] ; 2; 0)" office:value-type="string" office:string-value="Рыжик" calcext:value-type="string">
            <text:p>Рыжик</text:p>
          </table:table-cell>
          <table:table-cell table:style-name="ce1" table:number-columns-repeated="1637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885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B886]; [$Кошки.A:.C] ; 2; 0)" office:value-type="string" office:string-value="Жора" calcext:value-type="string">
            <text:p>Жора</text:p>
          </table:table-cell>
          <table:table-cell table:style-name="ce1" table:number-columns-repeated="1637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887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888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889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[.B890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891]; [$Кошки.A:.C] ; 2; 0)" office:value-type="string" office:string-value="Рембо" calcext:value-type="string">
            <text:p>Рембо</text:p>
          </table:table-cell>
          <table:table-cell table:style-name="ce1" table:number-columns-repeated="1637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892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893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[.B894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895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896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897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898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899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900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901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902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903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904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905]; [$Кошки.A:.C] ; 2; 0)" office:value-type="string" office:string-value="Охра" calcext:value-type="string">
            <text:p>Охра</text:p>
          </table:table-cell>
          <table:table-cell table:style-name="ce1" table:number-columns-repeated="1637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906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907]; [$Кошки.A:.C] ; 2; 0)" office:value-type="string" office:string-value="Фунтик" calcext:value-type="string">
            <text:p>Фунт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908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909]; [$Кошки.A:.C] ; 2; 0)" office:value-type="string" office:string-value="Зефир" calcext:value-type="string">
            <text:p>Зефир</text:p>
          </table:table-cell>
          <table:table-cell table:style-name="ce1" table:number-columns-repeated="1637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910]; [$Кошки.A:.C] ; 2; 0)" office:value-type="string" office:string-value="Багира" calcext:value-type="string">
            <text:p>Багира</text:p>
          </table:table-cell>
          <table:table-cell table:style-name="ce1" table:number-columns-repeated="1637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911]; [$Кошки.A:.C] ; 2; 0)" office:value-type="string" office:string-value="Лайм" calcext:value-type="string">
            <text:p>Лайм</text:p>
          </table:table-cell>
          <table:table-cell table:style-name="ce1" table:number-columns-repeated="1637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912]; [$Кошки.A:.C] ; 2; 0)" office:value-type="string" office:string-value="Вова" calcext:value-type="string">
            <text:p>Вова</text:p>
          </table:table-cell>
          <table:table-cell table:style-name="ce1" table:number-columns-repeated="1637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913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914]; [$Кошки.A:.C] ; 2; 0)" office:value-type="string" office:string-value="Африка" calcext:value-type="string">
            <text:p>Аф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915]; [$Кошки.A:.C] ; 2; 0)" office:value-type="string" office:string-value="Есения" calcext:value-type="string">
            <text:p>Есения</text:p>
          </table:table-cell>
          <table:table-cell table:style-name="ce1" table:number-columns-repeated="1637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916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917]; [$Кошки.A:.C] ; 2; 0)" office:value-type="string" office:string-value="Соня" calcext:value-type="string">
            <text:p>С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918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919]; [$Кошки.A:.C] ; 2; 0)" office:value-type="string" office:string-value="Марс" calcext:value-type="string">
            <text:p>Марс</text:p>
          </table:table-cell>
          <table:table-cell table:style-name="ce1" table:number-columns-repeated="1637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920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921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922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923]; [$Кошки.A:.C] ; 2; 0)" office:value-type="string" office:string-value="Юла" calcext:value-type="string">
            <text:p>Юла</text:p>
          </table:table-cell>
          <table:table-cell table:style-name="ce1" table:number-columns-repeated="1637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VLOOKUP([.B924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B925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926]; [$Кошки.A:.C] ; 2; 0)" office:value-type="string" office:string-value="Тори" calcext:value-type="string">
            <text:p>Тори</text:p>
          </table:table-cell>
          <table:table-cell table:style-name="ce1" table:number-columns-repeated="1637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927]; [$Кошки.A:.C] ; 2; 0)" office:value-type="string" office:string-value="Паприка" calcext:value-type="string">
            <text:p>Папр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928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[.B929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[.B930]; [$Кошки.A:.C] ; 2; 0)" office:value-type="string" office:string-value="Синди" calcext:value-type="string">
            <text:p>Синди</text:p>
          </table:table-cell>
          <table:table-cell table:style-name="ce1" table:number-columns-repeated="1637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B931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932]; [$Кошки.A:.C] ; 2; 0)" office:value-type="string" office:string-value="Изюмик" calcext:value-type="string">
            <text:p>Изюм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933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934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935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936]; [$Кошки.A:.C] ; 2; 0)" office:value-type="string" office:string-value="Марс" calcext:value-type="string">
            <text:p>Марс</text:p>
          </table:table-cell>
          <table:table-cell table:style-name="ce1" table:number-columns-repeated="1637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937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938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939]; [$Кошки.A:.C] ; 2; 0)" office:value-type="string" office:string-value="Степа" calcext:value-type="string">
            <text:p>Степа</text:p>
          </table:table-cell>
          <table:table-cell table:style-name="ce1" table:number-columns-repeated="1637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940]; [$Кошки.A:.C] ; 2; 0)" office:value-type="string" office:string-value="Плюша" calcext:value-type="string">
            <text:p>Плюша</text:p>
          </table:table-cell>
          <table:table-cell table:style-name="ce1" table:number-columns-repeated="1637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941]; [$Кошки.A:.C] ; 2; 0)" office:value-type="string" office:string-value="Хелле" calcext:value-type="string">
            <text:p>Хелле</text:p>
          </table:table-cell>
          <table:table-cell table:style-name="ce1" table:number-columns-repeated="1637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942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943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944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945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946]; [$Кошки.A:.C] ; 2; 0)" office:value-type="string" office:string-value="Анчоус" calcext:value-type="string">
            <text:p>Анчоус</text:p>
          </table:table-cell>
          <table:table-cell table:style-name="ce1" table:number-columns-repeated="1637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B947]; [$Кошки.A:.C] ; 2; 0)" office:value-type="string" office:string-value="Степа" calcext:value-type="string">
            <text:p>Степа</text:p>
          </table:table-cell>
          <table:table-cell table:style-name="ce1" table:number-columns-repeated="1637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948]; [$Кошки.A:.C] ; 2; 0)" office:value-type="string" office:string-value="Вова" calcext:value-type="string">
            <text:p>Вова</text:p>
          </table:table-cell>
          <table:table-cell table:style-name="ce1" table:number-columns-repeated="1637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949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950]; [$Кошки.A:.C] ; 2; 0)" office:value-type="string" office:string-value="Лавашик" calcext:value-type="string">
            <text:p>Лаваш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951]; [$Кошки.A:.C] ; 2; 0)" office:value-type="string" office:string-value="Олси" calcext:value-type="string">
            <text:p>Олси</text:p>
          </table:table-cell>
          <table:table-cell table:style-name="ce1" table:number-columns-repeated="1637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VLOOKUP([.B952]; [$Кошки.A:.C] ; 2; 0)" office:value-type="string" office:string-value="Велес" calcext:value-type="string">
            <text:p>Велес</text:p>
          </table:table-cell>
          <table:table-cell table:style-name="ce1" table:number-columns-repeated="1637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VLOOKUP([.B953]; [$Кошки.A:.C] ; 2; 0)" office:value-type="string" office:string-value="Багира" calcext:value-type="string">
            <text:p>Багира</text:p>
          </table:table-cell>
          <table:table-cell table:style-name="ce1" table:number-columns-repeated="1637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954]; [$Кошки.A:.C] ; 2; 0)" office:value-type="string" office:string-value="Брюс" calcext:value-type="string">
            <text:p>Брюс</text:p>
          </table:table-cell>
          <table:table-cell table:style-name="ce1" table:number-columns-repeated="1637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955]; [$Кошки.A:.C] ; 2; 0)" office:value-type="string" office:string-value="Аарон" calcext:value-type="string">
            <text:p>Аарон</text:p>
          </table:table-cell>
          <table:table-cell table:style-name="ce1" table:number-columns-repeated="1637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956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957]; [$Кошки.A:.C] ; 2; 0)" office:value-type="string" office:string-value="Чуи" calcext:value-type="string">
            <text:p>Чуи</text:p>
          </table:table-cell>
          <table:table-cell table:style-name="ce1" table:number-columns-repeated="1637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958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VLOOKUP([.B959]; [$Кошки.A:.C] ; 2; 0)" office:value-type="string" office:string-value="Ямайка" calcext:value-type="string">
            <text:p>Ямайка</text:p>
          </table:table-cell>
          <table:table-cell table:style-name="ce1" table:number-columns-repeated="1637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960]; [$Кошки.A:.C] ; 2; 0)" office:value-type="string" office:string-value="Аарон" calcext:value-type="string">
            <text:p>Аарон</text:p>
          </table:table-cell>
          <table:table-cell table:style-name="ce1" table:number-columns-repeated="1637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961]; [$Кошки.A:.C] ; 2; 0)" office:value-type="string" office:string-value="Халк" calcext:value-type="string">
            <text:p>Халк</text:p>
          </table:table-cell>
          <table:table-cell table:style-name="ce1" table:number-columns-repeated="1637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962]; [$Кошки.A:.C] ; 2; 0)" office:value-type="string" office:string-value="Зохан" calcext:value-type="string">
            <text:p>Зохан</text:p>
          </table:table-cell>
          <table:table-cell table:style-name="ce1" table:number-columns-repeated="1637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963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964]; [$Кошки.A:.C] ; 2; 0)" office:value-type="string" office:string-value="Гарфилд" calcext:value-type="string">
            <text:p>Гарфилд</text:p>
          </table:table-cell>
          <table:table-cell table:style-name="ce1" table:number-columns-repeated="1637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965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966]; [$Кошки.A:.C] ; 2; 0)" office:value-type="string" office:string-value="Гаечка" calcext:value-type="string">
            <text:p>Гаечка</text:p>
          </table:table-cell>
          <table:table-cell table:style-name="ce1" table:number-columns-repeated="1637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967]; [$Кошки.A:.C] ; 2; 0)" office:value-type="string" office:string-value="Юпитер" calcext:value-type="string">
            <text:p>Юпитер</text:p>
          </table:table-cell>
          <table:table-cell table:style-name="ce1" table:number-columns-repeated="1637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968]; [$Кошки.A:.C] ; 2; 0)" office:value-type="string" office:string-value="Веник" calcext:value-type="string">
            <text:p>Вен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969]; [$Кошки.A:.C] ; 2; 0)" office:value-type="string" office:string-value="Фортуна" calcext:value-type="string">
            <text:p>Фортуна</text:p>
          </table:table-cell>
          <table:table-cell table:style-name="ce1" table:number-columns-repeated="1637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B970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971]; [$Кошки.A:.C] ; 2; 0)" office:value-type="string" office:string-value="Анчоус" calcext:value-type="string">
            <text:p>Анчоус</text:p>
          </table:table-cell>
          <table:table-cell table:style-name="ce1" table:number-columns-repeated="1637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972]; [$Кошки.A:.C] ; 2; 0)" office:value-type="string" office:string-value="Персик" calcext:value-type="string">
            <text:p>Пе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973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974]; [$Кошки.A:.C] ; 2; 0)" office:value-type="string" office:string-value="Ники" calcext:value-type="string">
            <text:p>Ники</text:p>
          </table:table-cell>
          <table:table-cell table:style-name="ce1" table:number-columns-repeated="1637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975]; [$Кошки.A:.C] ; 2; 0)" office:value-type="string" office:string-value="Персик" calcext:value-type="string">
            <text:p>Пе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976]; [$Кошки.A:.C] ; 2; 0)" office:value-type="string" office:string-value="Пуся" calcext:value-type="string">
            <text:p>Пуся</text:p>
          </table:table-cell>
          <table:table-cell table:style-name="ce1" table:number-columns-repeated="1637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977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978]; [$Кошки.A:.C] ; 2; 0)" office:value-type="string" office:string-value="Барсик" calcext:value-type="string">
            <text:p>Бар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979]; [$Кошки.A:.C] ; 2; 0)" office:value-type="string" office:string-value="Маша" calcext:value-type="string">
            <text:p>Маша</text:p>
          </table:table-cell>
          <table:table-cell table:style-name="ce1" table:number-columns-repeated="1637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980]; [$Кошки.A:.C] ; 2; 0)" office:value-type="string" office:string-value="Ежевика" calcext:value-type="string">
            <text:p>Ежев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981]; [$Кошки.A:.C] ; 2; 0)" office:value-type="string" office:string-value="Зохан" calcext:value-type="string">
            <text:p>Зохан</text:p>
          </table:table-cell>
          <table:table-cell table:style-name="ce1" table:number-columns-repeated="1637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982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983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984]; [$Кошки.A:.C] ; 2; 0)" office:value-type="string" office:string-value="Кексик" calcext:value-type="string">
            <text:p>Кексик</text:p>
          </table:table-cell>
          <table:table-cell table:style-name="ce1" table:number-columns-repeated="1637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VLOOKUP([.B985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986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987]; [$Кошки.A:.C] ; 2; 0)" office:value-type="string" office:string-value="Балтика" calcext:value-type="string">
            <text:p>Балтика</text:p>
          </table:table-cell>
          <table:table-cell table:style-name="ce1" table:number-columns-repeated="1637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988]; [$Кошки.A:.C] ; 2; 0)" office:value-type="string" office:string-value="Ассоль" calcext:value-type="string">
            <text:p>Ассоль</text:p>
          </table:table-cell>
          <table:table-cell table:style-name="ce1" table:number-columns-repeated="1637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989]; [$Кошки.A:.C] ; 2; 0)" office:value-type="string" office:string-value="Ева" calcext:value-type="string">
            <text:p>Ева</text:p>
          </table:table-cell>
          <table:table-cell table:style-name="ce1" table:number-columns-repeated="1637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990]; [$Кошки.A:.C] ; 2; 0)" office:value-type="string" office:string-value="Индиго" calcext:value-type="string">
            <text:p>Индиго</text:p>
          </table:table-cell>
          <table:table-cell table:style-name="ce1" table:number-columns-repeated="1637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991]; [$Кошки.A:.C] ; 2; 0)" office:value-type="string" office:string-value="Сима" calcext:value-type="string">
            <text:p>Сима</text:p>
          </table:table-cell>
          <table:table-cell table:style-name="ce1" table:number-columns-repeated="1637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992]; [$Кошки.A:.C] ; 2; 0)" office:value-type="string" office:string-value="Каппа" calcext:value-type="string">
            <text:p>Каппа</text:p>
          </table:table-cell>
          <table:table-cell table:style-name="ce1" table:number-columns-repeated="1637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993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994]; [$Кошки.A:.C] ; 2; 0)" office:value-type="string" office:string-value="Корица" calcext:value-type="string">
            <text:p>Корица</text:p>
          </table:table-cell>
          <table:table-cell table:style-name="ce1" table:number-columns-repeated="1637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995]; [$Кошки.A:.C] ; 2; 0)" office:value-type="string" office:string-value="Гамлет" calcext:value-type="string">
            <text:p>Гамлет</text:p>
          </table:table-cell>
          <table:table-cell table:style-name="ce1" table:number-columns-repeated="1637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996]; [$Кошки.A:.C] ; 2; 0)" office:value-type="string" office:string-value="Дося" calcext:value-type="string">
            <text:p>Дося</text:p>
          </table:table-cell>
          <table:table-cell table:style-name="ce1" table:number-columns-repeated="1637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997]; [$Кошки.A:.C] ; 2; 0)" office:value-type="string" office:string-value="Анфиса" calcext:value-type="string">
            <text:p>Анфиса</text:p>
          </table:table-cell>
          <table:table-cell table:style-name="ce1" table:number-columns-repeated="1637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VLOOKUP([.B998]; [$Кошки.A:.C] ; 2; 0)" office:value-type="string" office:string-value="Тяпа" calcext:value-type="string">
            <text:p>Тяпа</text:p>
          </table:table-cell>
          <table:table-cell table:style-name="ce1" table:number-columns-repeated="1637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999]; [$Кошки.A:.C] ; 2; 0)" office:value-type="string" office:string-value="Васаби" calcext:value-type="string">
            <text:p>Васаби</text:p>
          </table:table-cell>
          <table:table-cell table:style-name="ce1" table:number-columns-repeated="1637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1000]; [$Кошки.A:.C] ; 2; 0)" office:value-type="string" office:string-value="Жужа" calcext:value-type="string">
            <text:p>Жужа</text:p>
          </table:table-cell>
          <table:table-cell table:style-name="ce1" table:number-columns-repeated="1637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1001]; [$Кошки.A:.C] ; 2; 0)" office:value-type="string" office:string-value="Боня" calcext:value-type="string">
            <text:p>Боня</text:p>
          </table:table-cell>
          <table:table-cell table:style-name="ce1" table:number-columns-repeated="16379"/>
        </table:table-row>
        <table:table-row table:style-name="ro2" table:number-rows-repeated="1047574">
          <table:table-cell table:number-columns-repeated="5"/>
          <table:table-cell table:style-name="ce1" table:number-columns-repeated="16379"/>
        </table:table-row>
        <table:table-row table:style-name="ro2">
          <table:table-cell table:number-columns-repeated="5"/>
          <table:table-cell table:style-name="ce1" table:number-columns-repeated="16379"/>
        </table:table-row>
      </table:table>
      <table:table table:name="Сводная таблица_Результаты_1" table:style-name="ta2">
        <table:table-column table:style-name="co5" table:default-cell-style-name="ce7"/>
        <table:table-column table:style-name="co5" table:default-cell-style-name="ce11"/>
        <table:table-column table:style-name="co5" table:number-columns-repeated="3" table:default-cell-style-name="Default"/>
        <table:table-row table:style-name="ro3">
          <table:table-cell table:style-name="ce6" office:value-type="string" calcext:value-type="string">
            <text:p>Кличка</text:p>
          </table:table-cell>
          <table:table-cell table:style-name="ce10" office:value-type="string" calcext:value-type="string">
            <text:p>Среднее значение - Показатель здоровья</text:p>
          </table:table-cell>
          <table:table-cell table:number-columns-repeated="2"/>
          <table:table-cell table:style-name="ce15" table:formula="of:=[.A72]" office:value-type="string" office:string-value="Охра" calcext:value-type="string">
            <text:p>Охра</text:p>
          </table:table-cell>
        </table:table-row>
        <table:table-row table:style-name="ro3">
          <table:table-cell office:value-type="string" calcext:value-type="string">
            <text:p>Весна</text:p>
          </table:table-cell>
          <table:table-cell office:value-type="float" office:value="4.91666666666667" calcext:value-type="float">
            <text:p>4.916666666666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Ивета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Ивушка</text:p>
          </table:table-cell>
          <table:table-cell office:value-type="float" office:value="5.22222222222222" calcext:value-type="float">
            <text:p>5.222222222222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Роза</text:p>
          </table:table-cell>
          <table:table-cell office:value-type="float" office:value="5.25" calcext:value-type="float">
            <text:p>5.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Чуи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Рембо</text:p>
          </table:table-cell>
          <table:table-cell office:value-type="float" office:value="5.41176470588235" calcext:value-type="float">
            <text:p>5.411764705882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Плюша</text:p>
          </table:table-cell>
          <table:table-cell office:value-type="float" office:value="5.58823529411765" calcext:value-type="float">
            <text:p>5.588235294117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Жак</text:p>
          </table:table-cell>
          <table:table-cell office:value-type="float" office:value="5.71428571428571" calcext:value-type="float">
            <text:p>5.7142857142857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Макс</text:p>
          </table:table-cell>
          <table:table-cell office:value-type="float" office:value="5.8125" calcext:value-type="float">
            <text:p>5.8125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Аарон</text:p>
          </table:table-cell>
          <table:table-cell table:style-name="ce12" office:value-type="float" office:value="5.81818181818182" calcext:value-type="float">
            <text:p>5.8181818181818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Жора</text:p>
          </table:table-cell>
          <table:table-cell office:value-type="float" office:value="5.84615384615385" calcext:value-type="float">
            <text:p>5.846153846153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Лайм</text:p>
          </table:table-cell>
          <table:table-cell office:value-type="float" office:value="5.875" calcext:value-type="float">
            <text:p>5.8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Ежевика</text:p>
          </table:table-cell>
          <table:table-cell office:value-type="float" office:value="5.92857142857143" calcext:value-type="float">
            <text:p>5.928571428571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Анфиса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Ники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Анчоус</text:p>
          </table:table-cell>
          <table:table-cell office:value-type="float" office:value="6.11111111111111" calcext:value-type="float">
            <text:p>6.1111111111111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Рыжик</text:p>
          </table:table-cell>
          <table:table-cell office:value-type="float" office:value="6.14285714285714" calcext:value-type="float">
            <text:p>6.142857142857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Тори</text:p>
          </table:table-cell>
          <table:table-cell office:value-type="float" office:value="6.14285714285714" calcext:value-type="float">
            <text:p>6.142857142857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Есения</text:p>
          </table:table-cell>
          <table:table-cell office:value-type="float" office:value="6.15384615384615" calcext:value-type="float">
            <text:p>6.153846153846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Фунтик</text:p>
          </table:table-cell>
          <table:table-cell office:value-type="float" office:value="6.15384615384615" calcext:value-type="float">
            <text:p>6.153846153846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Велес</text:p>
          </table:table-cell>
          <table:table-cell office:value-type="float" office:value="6.17647058823529" calcext:value-type="float">
            <text:p>6.176470588235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Хелле</text:p>
          </table:table-cell>
          <table:table-cell office:value-type="float" office:value="6.25" calcext:value-type="float">
            <text:p>6.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Марс</text:p>
          </table:table-cell>
          <table:table-cell office:value-type="float" office:value="6.27272727272727" calcext:value-type="float">
            <text:p>6.272727272727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Барсик</text:p>
          </table:table-cell>
          <table:table-cell office:value-type="float" office:value="6.33333333333333" calcext:value-type="float">
            <text:p>6.3333333333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Колбаска</text:p>
          </table:table-cell>
          <table:table-cell office:value-type="float" office:value="6.35714285714286" calcext:value-type="float">
            <text:p>6.357142857142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Степа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Индиго</text:p>
          </table:table-cell>
          <table:table-cell office:value-type="float" office:value="6.42857142857143" calcext:value-type="float">
            <text:p>6.428571428571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Каппа</text:p>
          </table:table-cell>
          <table:table-cell office:value-type="float" office:value="6.46666666666667" calcext:value-type="float">
            <text:p>6.466666666666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Юпитер</text:p>
          </table:table-cell>
          <table:table-cell office:value-type="float" office:value="6.46666666666667" calcext:value-type="float">
            <text:p>6.466666666666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Тяпа</text:p>
          </table:table-cell>
          <table:table-cell office:value-type="float" office:value="6.53333333333333" calcext:value-type="float">
            <text:p>6.5333333333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Багира</text:p>
          </table:table-cell>
          <table:table-cell office:value-type="float" office:value="6.54545454545455" calcext:value-type="float">
            <text:p>6.545454545454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Фортуна</text:p>
          </table:table-cell>
          <table:table-cell office:value-type="float" office:value="6.55" calcext:value-type="float">
            <text:p>6.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Ириска</text:p>
          </table:table-cell>
          <table:table-cell office:value-type="float" office:value="6.55555555555556" calcext:value-type="float">
            <text:p>6.5555555555555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Корица</text:p>
          </table:table-cell>
          <table:table-cell office:value-type="float" office:value="6.57142857142857" calcext:value-type="float">
            <text:p>6.571428571428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Синди</text:p>
          </table:table-cell>
          <table:table-cell office:value-type="float" office:value="6.58823529411765" calcext:value-type="float">
            <text:p>6.58823529411765</text:p>
          </table:table-cell>
          <table:table-cell table:number-columns-repeated="3"/>
        </table:table-row>
        <table:table-row table:style-name="ro3">
          <table:table-cell table:style-name="ce9" office:value-type="string" calcext:value-type="string">
            <text:p>Итог Результат</text:p>
          </table:table-cell>
          <table:table-cell table:style-name="ce13" office:value-type="float" office:value="6.609" calcext:value-type="float">
            <text:p>6.6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Зохан</text:p>
          </table:table-cell>
          <table:table-cell office:value-type="float" office:value="6.63636363636364" calcext:value-type="float">
            <text:p>6.636363636363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Пуся</text:p>
          </table:table-cell>
          <table:table-cell office:value-type="float" office:value="6.64285714285714" calcext:value-type="float">
            <text:p>6.642857142857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Олси</text:p>
          </table:table-cell>
          <table:table-cell office:value-type="float" office:value="6.70588235294118" calcext:value-type="float">
            <text:p>6.705882352941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Алиса</text:p>
          </table:table-cell>
          <table:table-cell office:value-type="float" office:value="6.72727272727273" calcext:value-type="float">
            <text:p>6.727272727272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Фиджи</text:p>
          </table:table-cell>
          <table:table-cell office:value-type="float" office:value="6.72727272727273" calcext:value-type="float">
            <text:p>6.727272727272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Балтика</text:p>
          </table:table-cell>
          <table:table-cell office:value-type="float" office:value="6.75" calcext:value-type="float">
            <text:p>6.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Гаечка</text:p>
          </table:table-cell>
          <table:table-cell office:value-type="float" office:value="6.76923076923077" calcext:value-type="float">
            <text:p>6.769230769230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Халк</text:p>
          </table:table-cell>
          <table:table-cell office:value-type="float" office:value="6.76923076923077" calcext:value-type="float">
            <text:p>6.769230769230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Ямайка</text:p>
          </table:table-cell>
          <table:table-cell table:style-name="ce14" office:value-type="float" office:value="6.8125" calcext:value-type="float">
            <text:p>6.81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Африка</text:p>
          </table:table-cell>
          <table:table-cell office:value-type="float" office:value="6.81818181818182" calcext:value-type="float">
            <text:p>6.8181818181818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Беляш</text:p>
          </table:table-cell>
          <table:table-cell office:value-type="float" office:value="6.83333333333333" calcext:value-type="float">
            <text:p>6.8333333333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Паприка</text:p>
          </table:table-cell>
          <table:table-cell office:value-type="float" office:value="6.84615384615385" calcext:value-type="float">
            <text:p>6.846153846153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Дося</text:p>
          </table:table-cell>
          <table:table-cell office:value-type="float" office:value="6.85" calcext:value-type="float">
            <text:p>6.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Зефир</text:p>
          </table:table-cell>
          <table:table-cell office:value-type="float" office:value="6.85" calcext:value-type="float">
            <text:p>6.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Лавашик</text:p>
          </table:table-cell>
          <table:table-cell office:value-type="float" office:value="6.85714285714286" calcext:value-type="float">
            <text:p>6.857142857142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Боня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Маша</text:p>
          </table:table-cell>
          <table:table-cell office:value-type="float" office:value="6.9375" calcext:value-type="float">
            <text:p>6.93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Сима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Тимка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Соня</text:p>
          </table:table-cell>
          <table:table-cell office:value-type="float" office:value="7.06666666666667" calcext:value-type="float">
            <text:p>7.066666666666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Гарфилд</text:p>
          </table:table-cell>
          <table:table-cell office:value-type="float" office:value="7.08333333333333" calcext:value-type="float">
            <text:p>7.0833333333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Ассоль</text:p>
          </table:table-cell>
          <table:table-cell office:value-type="float" office:value="7.1" calcext:value-type="float">
            <text:p>7.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Вова</text:p>
          </table:table-cell>
          <table:table-cell office:value-type="float" office:value="7.11111111111111" calcext:value-type="float">
            <text:p>7.1111111111111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Жужа</text:p>
          </table:table-cell>
          <table:table-cell office:value-type="float" office:value="7.11764705882353" calcext:value-type="float">
            <text:p>7.117647058823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Веник</text:p>
          </table:table-cell>
          <table:table-cell office:value-type="float" office:value="7.13333333333333" calcext:value-type="float">
            <text:p>7.1333333333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Брюс</text:p>
          </table:table-cell>
          <table:table-cell office:value-type="float" office:value="7.17647058823529" calcext:value-type="float">
            <text:p>7.176470588235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Изюмик</text:p>
          </table:table-cell>
          <table:table-cell office:value-type="float" office:value="7.22222222222222" calcext:value-type="float">
            <text:p>7.222222222222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Юла</text:p>
          </table:table-cell>
          <table:table-cell office:value-type="float" office:value="7.30434782608696" calcext:value-type="float">
            <text:p>7.3043478260869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Ева</text:p>
          </table:table-cell>
          <table:table-cell office:value-type="float" office:value="7.33333333333333" calcext:value-type="float">
            <text:p>7.3333333333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Персик</text:p>
          </table:table-cell>
          <table:table-cell office:value-type="float" office:value="7.45454545454545" calcext:value-type="float">
            <text:p>7.454545454545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Гамлет</text:p>
          </table:table-cell>
          <table:table-cell office:value-type="float" office:value="7.625" calcext:value-type="float">
            <text:p>7.6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Кексик</text:p>
          </table:table-cell>
          <table:table-cell office:value-type="float" office:value="7.6875" calcext:value-type="float">
            <text:p>7.68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Васаби</text:p>
          </table:table-cell>
          <table:table-cell office:value-type="float" office:value="7.75" calcext:value-type="float">
            <text:p>7.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Немо</text:p>
          </table:table-cell>
          <table:table-cell office:value-type="float" office:value="7.76923076923077" calcext:value-type="float">
            <text:p>7.769230769230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Охра</text:p>
          </table:table-cell>
          <table:table-cell office:value-type="float" office:value="8.18181818181818" calcext:value-type="float">
            <text:p>8.1818181818181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'Сводная таблица_Результаты_1'.A1:'Сводная таблица_Результаты_1'.B72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Сводная таблица_Результаты_1'.A1:'Сводная таблица_Результаты_1'.B72" table:buttons="'Сводная таблица_Результаты_1'.A1" table:show-filter-button="false" table:drill-down-on-double-click="false">
          <table:source-cell-range table:cell-range-address="Результаты.A1:Результаты.E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Кличка" table:orientation="row" table:used-hierarchy="0" table:function="auto">
            <table:data-pilot-level table:show-empty="false" calcext:repeat-item-labels="false">
              <table:data-pilot-members>
                <table:data-pilot-member table:name="Аарон" table:display="true" table:show-details="true"/>
                <table:data-pilot-member table:name="Алиса" table:display="true" table:show-details="true"/>
                <table:data-pilot-member table:name="Анфиса" table:display="true" table:show-details="true"/>
                <table:data-pilot-member table:name="Анчоус" table:display="true" table:show-details="true"/>
                <table:data-pilot-member table:name="Ассоль" table:display="true" table:show-details="true"/>
                <table:data-pilot-member table:name="Африка" table:display="true" table:show-details="true"/>
                <table:data-pilot-member table:name="Багира" table:display="true" table:show-details="true"/>
                <table:data-pilot-member table:name="Балтика" table:display="true" table:show-details="true"/>
                <table:data-pilot-member table:name="Барсик" table:display="true" table:show-details="true"/>
                <table:data-pilot-member table:name="Беляш" table:display="true" table:show-details="true"/>
                <table:data-pilot-member table:name="Боня" table:display="true" table:show-details="true"/>
                <table:data-pilot-member table:name="Брюс" table:display="true" table:show-details="true"/>
                <table:data-pilot-member table:name="Васаби" table:display="true" table:show-details="true"/>
                <table:data-pilot-member table:name="Велес" table:display="true" table:show-details="true"/>
                <table:data-pilot-member table:name="Веник" table:display="true" table:show-details="true"/>
                <table:data-pilot-member table:name="Весна" table:display="true" table:show-details="true"/>
                <table:data-pilot-member table:name="Вова" table:display="true" table:show-details="true"/>
                <table:data-pilot-member table:name="Гаечка" table:display="true" table:show-details="true"/>
                <table:data-pilot-member table:name="Гамлет" table:display="true" table:show-details="true"/>
                <table:data-pilot-member table:name="Гарфилд" table:display="true" table:show-details="true"/>
                <table:data-pilot-member table:name="Дося" table:display="true" table:show-details="true"/>
                <table:data-pilot-member table:name="Ева" table:display="true" table:show-details="true"/>
                <table:data-pilot-member table:name="Ежевика" table:display="true" table:show-details="true"/>
                <table:data-pilot-member table:name="Есения" table:display="true" table:show-details="true"/>
                <table:data-pilot-member table:name="Жак" table:display="true" table:show-details="true"/>
                <table:data-pilot-member table:name="Жора" table:display="true" table:show-details="true"/>
                <table:data-pilot-member table:name="Жужа" table:display="true" table:show-details="true"/>
                <table:data-pilot-member table:name="Зефир" table:display="true" table:show-details="true"/>
                <table:data-pilot-member table:name="Зохан" table:display="true" table:show-details="true"/>
                <table:data-pilot-member table:name="Ивета" table:display="true" table:show-details="true"/>
                <table:data-pilot-member table:name="Ивушка" table:display="true" table:show-details="true"/>
                <table:data-pilot-member table:name="Изюмик" table:display="true" table:show-details="true"/>
                <table:data-pilot-member table:name="Индиго" table:display="true" table:show-details="true"/>
                <table:data-pilot-member table:name="Ириска" table:display="true" table:show-details="true"/>
                <table:data-pilot-member table:name="Каппа" table:display="true" table:show-details="true"/>
                <table:data-pilot-member table:name="Кексик" table:display="true" table:show-details="true"/>
                <table:data-pilot-member table:name="Колбаска" table:display="true" table:show-details="true"/>
                <table:data-pilot-member table:name="Корица" table:display="true" table:show-details="true"/>
                <table:data-pilot-member table:name="Лавашик" table:display="true" table:show-details="true"/>
                <table:data-pilot-member table:name="Лайм" table:display="true" table:show-details="true"/>
                <table:data-pilot-member table:name="Макс" table:display="true" table:show-details="true"/>
                <table:data-pilot-member table:name="Марс" table:display="true" table:show-details="true"/>
                <table:data-pilot-member table:name="Маша" table:display="true" table:show-details="true"/>
                <table:data-pilot-member table:name="Немо" table:display="true" table:show-details="true"/>
                <table:data-pilot-member table:name="Ники" table:display="true" table:show-details="true"/>
                <table:data-pilot-member table:name="Олси" table:display="true" table:show-details="true"/>
                <table:data-pilot-member table:name="Охра" table:display="true" table:show-details="true"/>
                <table:data-pilot-member table:name="Паприка" table:display="true" table:show-details="true"/>
                <table:data-pilot-member table:name="Персик" table:display="true" table:show-details="true"/>
                <table:data-pilot-member table:name="Плюша" table:display="true" table:show-details="true"/>
                <table:data-pilot-member table:name="Пуся" table:display="true" table:show-details="true"/>
                <table:data-pilot-member table:name="Рембо" table:display="true" table:show-details="true"/>
                <table:data-pilot-member table:name="Роза" table:display="true" table:show-details="true"/>
                <table:data-pilot-member table:name="Рыжик" table:display="true" table:show-details="true"/>
                <table:data-pilot-member table:name="Сима" table:display="true" table:show-details="true"/>
                <table:data-pilot-member table:name="Синди" table:display="true" table:show-details="true"/>
                <table:data-pilot-member table:name="Соня" table:display="true" table:show-details="true"/>
                <table:data-pilot-member table:name="Степа" table:display="true" table:show-details="true"/>
                <table:data-pilot-member table:name="Тимка" table:display="true" table:show-details="true"/>
                <table:data-pilot-member table:name="Тори" table:display="true" table:show-details="true"/>
                <table:data-pilot-member table:name="Тяпа" table:display="true" table:show-details="true"/>
                <table:data-pilot-member table:name="Фиджи" table:display="true" table:show-details="true"/>
                <table:data-pilot-member table:name="Фортуна" table:display="true" table:show-details="true"/>
                <table:data-pilot-member table:name="Фунтик" table:display="true" table:show-details="true"/>
                <table:data-pilot-member table:name="Халк" table:display="true" table:show-details="true"/>
                <table:data-pilot-member table:name="Хелле" table:display="true" table:show-details="true"/>
                <table:data-pilot-member table:name="Чуи" table:display="true" table:show-details="true"/>
                <table:data-pilot-member table:name="Юла" table:display="true" table:show-details="true"/>
                <table:data-pilot-member table:name="Юпитер" table:display="true" table:show-details="true"/>
                <table:data-pilot-member table:name="Ямайка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Показатель здоровья" table:orientation="data" table:used-hierarchy="0" table:function="average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8in" svg:stroke-color="#1c334e" svg:stroke-opacity="100%" svg:stroke-linecap="butt" draw:fill-color="#4f81bd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meta:initial-creator>Евгений Поздняк</meta:initial-creator>
    <meta:creation-date>2022-01-24T09:18:06Z</meta:creation-date>
    <dc:date>2025-09-19T22:02:41.729059000</dc:date>
    <meta:editing-duration>PT13M12S</meta:editing-duration>
    <meta:editing-cycles>1</meta:editing-cycles>
    <meta:document-statistic meta:table-count="3" meta:cell-count="5369" meta:object-count="0"/>
  </office:meta>
</office:document-meta>
</file>